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673cm"/>
    </style:style>
    <style:style style:name="co2" style:family="table-column">
      <style:table-column-properties fo:break-before="auto" style:column-width="5.345cm"/>
    </style:style>
    <style:style style:name="co3" style:family="table-column">
      <style:table-column-properties fo:break-before="auto" style:column-width="11.111cm"/>
    </style:style>
    <style:style style:name="co4" style:family="table-column">
      <style:table-column-properties fo:break-before="auto" style:column-width="5.563cm"/>
    </style:style>
    <style:style style:name="co5" style:family="table-column">
      <style:table-column-properties fo:break-before="auto" style:column-width="6.46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lerance_1e-08_results" table:style-name="ta1">
        <table:shapes>
          <draw:frame draw:z-index="0" draw:style-name="gr1" draw:text-style-name="P1" svg:width="34.656cm" svg:height="8.999cm" svg:x="1.275cm" svg:y="8.308cm">
            <draw:object draw:notify-on-update-of-ranges="'tolerance_1e-08_results'.C12:'tolerance_1e-08_results'.C17 'tolerance_1e-08_results'.E11:'tolerance_1e-08_results'.E11 'tolerance_1e-08_results'.E12:'tolerance_1e-08_results'.E17 'tolerance_1e-08_results'.F11:'tolerance_1e-08_results'.F11 'tolerance_1e-08_results'.F12:'tolerance_1e-08_results'.F17 'tolerance_1e-08_results'.G11:'tolerance_1e-08_results'.G11 'tolerance_1e-08_results'.G12:'tolerance_1e-08_results'.G17 'tolerance_1e-08_results'.H11:'tolerance_1e-08_results'.H11 'tolerance_1e-08_results'.H12:'tolerance_1e-08_results'.H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7.096cm" svg:y="8.255cm">
            <draw:object draw:notify-on-update-of-ranges="'tolerance_1e-08_results'.E3:'tolerance_1e-08_results'.G3 'tolerance_1e-08_results'.A4:'tolerance_1e-08_results'.A4 'tolerance_1e-08_results'.E4:'tolerance_1e-08_results'.G4 'tolerance_1e-08_results'.A5:'tolerance_1e-08_results'.A5 'tolerance_1e-08_results'.E5:'tolerance_1e-08_results'.G5 'tolerance_1e-08_results'.A6:'tolerance_1e-08_results'.A6 'tolerance_1e-08_results'.E6:'tolerance_1e-08_results'.G6 'tolerance_1e-08_results'.A7:'tolerance_1e-08_results'.A7 'tolerance_1e-08_results'.E7:'tolerance_1e-08_results'.G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.821cm" svg:y="18.614cm">
            <draw:object draw:notify-on-update-of-ranges="'tolerance_1e-08_results'.B3:'tolerance_1e-08_results'.D3 'tolerance_1e-08_results'.A4:'tolerance_1e-08_results'.A4 'tolerance_1e-08_results'.B4:'tolerance_1e-08_results'.D4 'tolerance_1e-08_results'.A5:'tolerance_1e-08_results'.A5 'tolerance_1e-08_results'.B5:'tolerance_1e-08_results'.D5 'tolerance_1e-08_results'.A6:'tolerance_1e-08_results'.A6 'tolerance_1e-08_results'.B6:'tolerance_1e-08_results'.D6 'tolerance_1e-08_results'.A7:'tolerance_1e-08_results'.A7 'tolerance_1e-08_results'.B7:'tolerance_1e-08_results'.D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56.201cm" svg:y="4.961cm">
            <draw:object draw:notify-on-update-of-ranges="'tolerance_1e-08_results'.H3:'tolerance_1e-08_results'.J3 'tolerance_1e-08_results'.A4:'tolerance_1e-08_results'.A4 'tolerance_1e-08_results'.H4:'tolerance_1e-08_results'.J4 'tolerance_1e-08_results'.A5:'tolerance_1e-08_results'.A5 'tolerance_1e-08_results'.H5:'tolerance_1e-08_results'.J5 'tolerance_1e-08_results'.A6:'tolerance_1e-08_results'.A6 'tolerance_1e-08_results'.H6:'tolerance_1e-08_results'.J6 'tolerance_1e-08_results'.A7:'tolerance_1e-08_results'.A7 'tolerance_1e-08_results'.H7:'tolerance_1e-08_results'.J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psilon</text:p>
          </table:table-cell>
          <table:table-cell office:value-type="float" office:value="0.00000001" calcext:value-type="float">
            <text:p>0,000000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ataset 1a - classification LEFT</text:p>
          </table:table-cell>
          <table:table-cell office:value-type="string" calcext:value-type="string">
            <text:p>dataset 1a - classification COLLINEAR</text:p>
          </table:table-cell>
          <table:table-cell office:value-type="string" calcext:value-type="string">
            <text:p>dataset 1a - classification RIGHT</text:p>
          </table:table-cell>
          <table:table-cell office:value-type="string" calcext:value-type="string">
            <text:p>dataset 1b - classification LEFT</text:p>
          </table:table-cell>
          <table:table-cell office:value-type="string" calcext:value-type="string">
            <text:p>dataset 1b - classification COLLINEAR</text:p>
          </table:table-cell>
          <table:table-cell office:value-type="string" calcext:value-type="string">
            <text:p>dataset 1b - classification RIGHT</text:p>
          </table:table-cell>
          <table:table-cell office:value-type="string" calcext:value-type="string">
            <text:p>dataset 1c - classification LEFT</text:p>
          </table:table-cell>
          <table:table-cell office:value-type="string" calcext:value-type="string">
            <text:p>dataset 1c - classification COLLINEAR</text:p>
          </table:table-cell>
          <table:table-cell office:value-type="string" calcext:value-type="string">
            <text:p>dataset 1c - classification RIGHT</text:p>
          </table:table-cell>
          <table:table-cell office:value-type="string" calcext:value-type="string">
            <text:p>dataset 1d - classification LEFT</text:p>
          </table:table-cell>
          <table:table-cell office:value-type="string" calcext:value-type="string">
            <text:p>dataset 1d - classification COLLINEAR</text:p>
          </table:table-cell>
          <table:table-cell office:value-type="string" calcext:value-type="string">
            <text:p>dataset 1d - classification RIGHT</text:p>
          </table:table-cell>
        </table:table-row>
        <table:table-row table:style-name="ro1">
          <table:table-cell office:value-type="string" calcext:value-type="string">
            <text:p>Metoda klasyfikacji punktów</text:p>
          </table:table-cell>
          <table:table-cell table:formula="of:=RIGHT([.B2];LEN([.B2]) - 16 - FIND(&quot;-&quot;;[.B2]))" office:value-type="string" office:string-value="LEFT" calcext:value-type="string">
            <text:p>LEFT</text:p>
          </table:table-cell>
          <table:table-cell table:formula="of:=RIGHT([.C2];LEN([.C2]) - 16 - FIND(&quot;-&quot;;[.C2]))" office:value-type="string" office:string-value="COLLINEAR" calcext:value-type="string">
            <text:p>COLLINEAR</text:p>
          </table:table-cell>
          <table:table-cell table:formula="of:=RIGHT([.D2];LEN([.D2]) - 16 - FIND(&quot;-&quot;;[.D2]))" office:value-type="string" office:string-value="RIGHT" calcext:value-type="string">
            <text:p>RIGHT</text:p>
          </table:table-cell>
          <table:table-cell table:formula="of:=RIGHT([.E2];LEN([.E2]) - 16 - FIND(&quot;-&quot;;[.E2]))" office:value-type="string" office:string-value="LEFT" calcext:value-type="string">
            <text:p>LEFT</text:p>
          </table:table-cell>
          <table:table-cell table:formula="of:=RIGHT([.F2];LEN([.F2]) - 16 - FIND(&quot;-&quot;;[.F2]))" office:value-type="string" office:string-value="COLLINEAR" calcext:value-type="string">
            <text:p>COLLINEAR</text:p>
          </table:table-cell>
          <table:table-cell table:formula="of:=RIGHT([.G2];LEN([.G2]) - 16 - FIND(&quot;-&quot;;[.G2]))" office:value-type="string" office:string-value="RIGHT" calcext:value-type="string">
            <text:p>RIGHT</text:p>
          </table:table-cell>
          <table:table-cell table:formula="of:=RIGHT([.H2];LEN([.H2]) - 16 - FIND(&quot;-&quot;;[.H2]))" office:value-type="string" office:string-value="LEFT" calcext:value-type="string">
            <text:p>LEFT</text:p>
          </table:table-cell>
          <table:table-cell table:formula="of:=RIGHT([.I2];LEN([.I2]) - 16 - FIND(&quot;-&quot;;[.I2]))" office:value-type="string" office:string-value="COLLINEAR" calcext:value-type="string">
            <text:p>COLLINEAR</text:p>
          </table:table-cell>
          <table:table-cell table:formula="of:=RIGHT([.J2];LEN([.J2]) - 16 - FIND(&quot;-&quot;;[.J2]))" office:value-type="string" office:string-value="RIGHT" calcext:value-type="string">
            <text:p>RIGHT</text:p>
          </table:table-cell>
          <table:table-cell table:formula="of:=RIGHT([.K2];LEN([.K2]) - 16 - FIND(&quot;-&quot;;[.K2]))" office:value-type="string" office:string-value="LEFT" calcext:value-type="string">
            <text:p>LEFT</text:p>
          </table:table-cell>
          <table:table-cell office:value-type="string" calcext:value-type="string">
            <text:p>dataset 1d - classification COLLINEAR</text:p>
          </table:table-cell>
          <table:table-cell office:value-type="string" calcext:value-type="string">
            <text:p>dataset 1d - classification RIGHT</text:p>
          </table:table-cell>
        </table:table-row>
        <table:table-row table:style-name="ro1">
          <table:table-cell office:value-type="string" calcext:value-type="string">
            <text:p>macierz 3x3 własny wyznacznik</text:p>
          </table:table-cell>
          <table:table-cell office:value-type="float" office:value="49767" calcext:value-type="float">
            <text:p>49767</text:p>
          </table:table-cell>
          <table:table-cell office:value-type="float" office:value="0" calcext:value-type="float">
            <text:p>0</text:p>
          </table:table-cell>
          <table:table-cell office:value-type="float" office:value="50233" calcext:value-type="float">
            <text:p>50233</text:p>
          </table:table-cell>
          <table:table-cell office:value-type="float" office:value="50013" calcext:value-type="float">
            <text:p>50013</text:p>
          </table:table-cell>
          <table:table-cell office:value-type="float" office:value="0" calcext:value-type="float">
            <text:p>0</text:p>
          </table:table-cell>
          <table:table-cell office:value-type="float" office:value="49987" calcext:value-type="float">
            <text:p>49987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ierz 2x2 własny wyznacznik</text:p>
          </table:table-cell>
          <table:table-cell office:value-type="float" office:value="49767" calcext:value-type="float">
            <text:p>49767</text:p>
          </table:table-cell>
          <table:table-cell office:value-type="float" office:value="0" calcext:value-type="float">
            <text:p>0</text:p>
          </table:table-cell>
          <table:table-cell office:value-type="float" office:value="50233" calcext:value-type="float">
            <text:p>50233</text:p>
          </table:table-cell>
          <table:table-cell office:value-type="float" office:value="50010" calcext:value-type="float">
            <text:p>50010</text:p>
          </table:table-cell>
          <table:table-cell office:value-type="float" office:value="8" calcext:value-type="float">
            <text:p>8</text:p>
          </table:table-cell>
          <table:table-cell office:value-type="float" office:value="49982" calcext:value-type="float">
            <text:p>49982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ierz 3x3 wyznacznik numpy</text:p>
          </table:table-cell>
          <table:table-cell office:value-type="float" office:value="49767" calcext:value-type="float">
            <text:p>49767</text:p>
          </table:table-cell>
          <table:table-cell office:value-type="float" office:value="0" calcext:value-type="float">
            <text:p>0</text:p>
          </table:table-cell>
          <table:table-cell office:value-type="float" office:value="50233" calcext:value-type="float">
            <text:p>50233</text:p>
          </table:table-cell>
          <table:table-cell office:value-type="float" office:value="50013" calcext:value-type="float">
            <text:p>50013</text:p>
          </table:table-cell>
          <table:table-cell office:value-type="float" office:value="0" calcext:value-type="float">
            <text:p>0</text:p>
          </table:table-cell>
          <table:table-cell office:value-type="float" office:value="49987" calcext:value-type="float">
            <text:p>49987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ierz 2x2 wyznacznik numpy</text:p>
          </table:table-cell>
          <table:table-cell office:value-type="float" office:value="49767" calcext:value-type="float">
            <text:p>49767</text:p>
          </table:table-cell>
          <table:table-cell office:value-type="float" office:value="0" calcext:value-type="float">
            <text:p>0</text:p>
          </table:table-cell>
          <table:table-cell office:value-type="float" office:value="50233" calcext:value-type="float">
            <text:p>50233</text:p>
          </table:table-cell>
          <table:table-cell office:value-type="float" office:value="50010" calcext:value-type="float">
            <text:p>50010</text:p>
          </table:table-cell>
          <table:table-cell office:value-type="float" office:value="9" calcext:value-type="float">
            <text:p>9</text:p>
          </table:table-cell>
          <table:table-cell office:value-type="float" office:value="49981" calcext:value-type="float">
            <text:p>49981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Ilość różnych kwalifikacji punktó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toda kwalifikacji 1</text:p>
          </table:table-cell>
          <table:table-cell office:value-type="string" calcext:value-type="string">
            <text:p>metoda kwalifikacji 2</text:p>
          </table:table-cell>
          <table:table-cell table:number-columns-repeated="2"/>
          <table:table-cell office:value-type="string" calcext:value-type="string">
            <text:p>dataset 1a</text:p>
          </table:table-cell>
          <table:table-cell office:value-type="string" calcext:value-type="string">
            <text:p>dataset 1b</text:p>
          </table:table-cell>
          <table:table-cell office:value-type="string" calcext:value-type="string">
            <text:p>dataset 1c</text:p>
          </table:table-cell>
          <table:table-cell office:value-type="string" calcext:value-type="string">
            <text:p>dataset 1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ierz 3x3 własny wyznacznik</text:p>
          </table:table-cell>
          <table:table-cell office:value-type="string" calcext:value-type="string">
            <text:p>macierz 2x2 własny wyznacznik</text:p>
          </table:table-cell>
          <table:table-cell table:formula="of:=COM.MICROSOFT.TEXTJOIN(&quot; - &quot;; FALSE(); [.A12];[.B12])" office:value-type="string" office:string-value="macierz 3x3 własny wyznacznik - macierz 2x2 własny wyznacznik" calcext:value-type="string">
            <text:p>macierz 3x3 własny wyznacznik - macierz 2x2 własny wyznaczni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ierz 3x3 własny wyznacznik</text:p>
          </table:table-cell>
          <table:table-cell office:value-type="string" calcext:value-type="string">
            <text:p>macierz 3x3 wyznacznik numpy</text:p>
          </table:table-cell>
          <table:table-cell table:formula="of:=COM.MICROSOFT.TEXTJOIN(&quot; - &quot;; FALSE(); [.A13];[.B13])" office:value-type="string" office:string-value="macierz 3x3 własny wyznacznik - macierz 3x3 wyznacznik numpy" calcext:value-type="string">
            <text:p>macierz 3x3 własny wyznacznik - macierz 3x3 wyznacznik numpy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ierz 3x3 własny wyznacznik</text:p>
          </table:table-cell>
          <table:table-cell office:value-type="string" calcext:value-type="string">
            <text:p>macierz 2x2 wyznacznik numpy</text:p>
          </table:table-cell>
          <table:table-cell table:formula="of:=COM.MICROSOFT.TEXTJOIN(&quot; - &quot;; FALSE(); [.A14];[.B14])" office:value-type="string" office:string-value="macierz 3x3 własny wyznacznik - macierz 2x2 wyznacznik numpy" calcext:value-type="string">
            <text:p>macierz 3x3 własny wyznacznik - macierz 2x2 wyznacznik nump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ierz 3x3 wyznacznik numpy</text:p>
          </table:table-cell>
          <table:table-cell office:value-type="string" calcext:value-type="string">
            <text:p>macierz 2x2 własny wyznacznik</text:p>
          </table:table-cell>
          <table:table-cell table:formula="of:=COM.MICROSOFT.TEXTJOIN(&quot; - &quot;; FALSE(); [.A15];[.B15])" office:value-type="string" office:string-value="macierz 3x3 wyznacznik numpy - macierz 2x2 własny wyznacznik" calcext:value-type="string">
            <text:p>macierz 3x3 wyznacznik numpy - macierz 2x2 własny wyznaczni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ierz 2x2 wyznacznik numpy</text:p>
          </table:table-cell>
          <table:table-cell office:value-type="string" calcext:value-type="string">
            <text:p>macierz 3x3 wyznacznik numpy</text:p>
          </table:table-cell>
          <table:table-cell table:formula="of:=COM.MICROSOFT.TEXTJOIN(&quot; - &quot;; FALSE(); [.A16];[.B16])" office:value-type="string" office:string-value="macierz 2x2 wyznacznik numpy - macierz 3x3 wyznacznik numpy" calcext:value-type="string">
            <text:p>macierz 2x2 wyznacznik numpy - macierz 3x3 wyznacznik nump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ierz 2x2 wyznacznik numpy</text:p>
          </table:table-cell>
          <table:table-cell office:value-type="string" calcext:value-type="string">
            <text:p>macierz 2x2 własny wyznacznik</text:p>
          </table:table-cell>
          <table:table-cell table:formula="of:=COM.MICROSOFT.TEXTJOIN(&quot; - &quot;; FALSE(); [.A17];[.B17])" office:value-type="string" office:string-value="macierz 2x2 wyznacznik numpy - macierz 2x2 własny wyznacznik" calcext:value-type="string">
            <text:p>macierz 2x2 wyznacznik numpy - macierz 2x2 własny wyznaczni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.00.0000</text:date>, <text:time style:data-style-name="N2" text:time-value="21:43:26.02424111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21T21:44:35.025397462</dc:date>
    <meta:editing-duration>PT1H14M50S</meta:editing-duration>
    <meta:editing-cycles>5</meta:editing-cycles>
    <meta:generator>LibreOffice/7.2.1.2$Linux_X86_64 LibreOffice_project/20$Build-2</meta:generator>
    <meta:document-statistic meta:table-count="1" meta:cell-count="128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657cm" svg:height="9cm" xlink:href=".." xlink:type="simple" chart:class="chart:bar" chart:style-name="ch1">
        <chart:legend chart:legend-position="end" svg:x="32.288cm" svg:y="3.454cm" style:legend-expansion="high" chart:style-name="ch2"/>
        <chart:plot-area chart:style-name="ch3" table:cell-range-address="'tolerance_1e-08_results'.C12:'tolerance_1e-08_results'.C17 'tolerance_1e-08_results'.E11:'tolerance_1e-08_results'.H17" chart:data-source-has-labels="both" svg:x="1.704cm" svg:y="0.18cm" svg:width="29.891cm" svg:height="7.659cm">
          <chart:coordinate-region svg:x="12.168cm" svg:y="0.18cm" svg:width="19.24cm" svg:height="7.012cm"/>
          <chart:axis chart:dimension="x" chart:name="primary-x" chart:style-name="ch4" chartooo:axis-type="auto">
            <chartooo:date-scale/>
            <chart:title svg:x="0.451cm" svg:y="6.765cm" chart:style-name="ch5">
              <text:p>porównywana para metod klasyfikacji</text:p>
            </chart:title>
            <chart:categories table:cell-range-address="'tolerance_1e-08_results'.C12:'tolerance_1e-08_results'.C17"/>
          </chart:axis>
          <chart:axis chart:dimension="y" chart:name="primary-y" chart:style-name="ch6">
            <chart:title svg:x="13.642cm" svg:y="8.019cm" chart:style-name="ch7">
              <text:p>liczba różnie zaklasyfikowanych punktów</text:p>
            </chart:title>
            <chart:grid chart:style-name="ch8" chart:class="major"/>
          </chart:axis>
          <chart:series chart:style-name="ch9" chart:values-cell-range-address="'tolerance_1e-08_results'.E12:'tolerance_1e-08_results'.E17" chart:label-cell-address="'tolerance_1e-08_results'.E11:'tolerance_1e-08_results'.E11" chart:class="chart:bar">
            <chart:data-point chart:repeated="6"/>
          </chart:series>
          <chart:series chart:style-name="ch10" chart:values-cell-range-address="'tolerance_1e-08_results'.F12:'tolerance_1e-08_results'.F17" chart:label-cell-address="'tolerance_1e-08_results'.F11:'tolerance_1e-08_results'.F11" chart:class="chart:bar">
            <chart:data-point chart:repeated="6"/>
          </chart:series>
          <chart:series chart:style-name="ch11" chart:values-cell-range-address="'tolerance_1e-08_results'.G12:'tolerance_1e-08_results'.G17" chart:label-cell-address="'tolerance_1e-08_results'.G11:'tolerance_1e-08_results'.G11" chart:class="chart:bar">
            <chart:data-point chart:repeated="6"/>
          </chart:series>
          <chart:series chart:style-name="ch12" chart:values-cell-range-address="'tolerance_1e-08_results'.H12:'tolerance_1e-08_results'.H17" chart:label-cell-address="'tolerance_1e-08_results'.H11:'tolerance_1e-08_results'.H1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set 1a</text:p>
                <draw:g>
                  <svg:desc>'tolerance_1e-08_results'.E11:'tolerance_1e-08_results'.E11</svg:desc>
                </draw:g>
              </table:table-cell>
              <table:table-cell office:value-type="string">
                <text:p>dataset 1b</text:p>
                <draw:g>
                  <svg:desc>'tolerance_1e-08_results'.F11:'tolerance_1e-08_results'.F11</svg:desc>
                </draw:g>
              </table:table-cell>
              <table:table-cell office:value-type="string">
                <text:p>dataset 1c</text:p>
                <draw:g>
                  <svg:desc>'tolerance_1e-08_results'.G11:'tolerance_1e-08_results'.G11</svg:desc>
                </draw:g>
              </table:table-cell>
              <table:table-cell office:value-type="string">
                <text:p>dataset 1d</text:p>
                <draw:g>
                  <svg:desc>'tolerance_1e-08_results'.H11:'tolerance_1e-08_results'.H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cierz 3x3 własny wyznacznik - macierz 2x2 własny wyznacznik</text:p>
                <draw:g>
                  <svg:desc>'tolerance_1e-08_results'.C12:'tolerance_1e-08_results'.C17</svg:desc>
                </draw:g>
              </table:table-cell>
              <table:table-cell office:value-type="float" office:value="0">
                <text:p>0</text:p>
                <draw:g>
                  <svg:desc>'tolerance_1e-08_results'.E12:'tolerance_1e-08_results'.E17</svg:desc>
                </draw:g>
              </table:table-cell>
              <table:table-cell office:value-type="float" office:value="9">
                <text:p>9</text:p>
                <draw:g>
                  <svg:desc>'tolerance_1e-08_results'.F12:'tolerance_1e-08_results'.F17</svg:desc>
                </draw:g>
              </table:table-cell>
              <table:table-cell office:value-type="float" office:value="0">
                <text:p>0</text:p>
                <draw:g>
                  <svg:desc>'tolerance_1e-08_results'.G12:'tolerance_1e-08_results'.G17</svg:desc>
                </draw:g>
              </table:table-cell>
              <table:table-cell office:value-type="float" office:value="0">
                <text:p>0</text:p>
                <draw:g>
                  <svg:desc>'tolerance_1e-08_results'.H12:'tolerance_1e-08_results'.H17</svg:desc>
                </draw:g>
              </table:table-cell>
            </table:table-row>
            <table:table-row>
              <table:table-cell office:value-type="string">
                <text:p>macierz 3x3 własny wyznacznik - macierz 3x3 wyznacznik nump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cierz 3x3 własny wyznacznik - macierz 2x2 wyznacznik numpy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cierz 3x3 wyznacznik numpy - macierz 2x2 własny wyznacznik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cierz 2x2 wyznacznik numpy - macierz 3x3 wyznacznik numpy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cierz 2x2 wyznacznik numpy - macierz 2x2 własny wyznacznik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85cm" svg:y="0.316cm" chart:style-name="ch2">
          <text:p>dataset 1b</text:p>
        </chart:title>
        <chart:legend chart:legend-position="end" svg:x="11.461cm" svg:y="2.66cm" style:legend-expansion="high" chart:style-name="ch3"/>
        <chart:plot-area chart:style-name="ch4" table:cell-range-address="'tolerance_1e-08_results'.E3:'tolerance_1e-08_results'.G7 'tolerance_1e-08_results'.A4:'tolerance_1e-08_results'.A7" chart:data-source-has-labels="both" svg:x="1.331cm" svg:y="1.275cm" svg:width="9.81cm" svg:height="6.564cm">
          <chart:coordinate-region svg:x="2.693cm" svg:y="1.474cm" svg:width="8.448cm" svg:height="5.718cm"/>
          <chart:axis chart:dimension="x" chart:name="primary-x" chart:style-name="ch5" chartooo:axis-type="auto">
            <chartooo:date-scale/>
            <chart:title svg:x="5.319cm" svg:y="8.019cm" chart:style-name="ch6">
              <text:p>Klasyfikacja</text:p>
            </chart:title>
            <chart:categories table:cell-range-address="'tolerance_1e-08_results'.E3:'tolerance_1e-08_results'.G3"/>
          </chart:axis>
          <chart:axis chart:dimension="y" chart:name="primary-y" chart:style-name="ch7">
            <chart:title svg:x="0.451cm" svg:y="5.593cm" chart:style-name="ch8">
              <text:p>Ilość punktów</text:p>
            </chart:title>
            <chart:grid chart:style-name="ch9" chart:class="major"/>
          </chart:axis>
          <chart:series chart:style-name="ch10" chart:values-cell-range-address="'tolerance_1e-08_results'.E4:'tolerance_1e-08_results'.G4" chart:label-cell-address="'tolerance_1e-08_results'.A4:'tolerance_1e-08_results'.A4" chart:class="chart:bar">
            <chart:data-point chart:repeated="3"/>
          </chart:series>
          <chart:series chart:style-name="ch11" chart:values-cell-range-address="'tolerance_1e-08_results'.E5:'tolerance_1e-08_results'.G5" chart:label-cell-address="'tolerance_1e-08_results'.A5:'tolerance_1e-08_results'.A5" chart:class="chart:bar">
            <chart:data-point chart:repeated="3"/>
          </chart:series>
          <chart:series chart:style-name="ch12" chart:values-cell-range-address="'tolerance_1e-08_results'.E6:'tolerance_1e-08_results'.G6" chart:label-cell-address="'tolerance_1e-08_results'.A6:'tolerance_1e-08_results'.A6" chart:class="chart:bar">
            <chart:data-point chart:repeated="3"/>
          </chart:series>
          <chart:series chart:style-name="ch13" chart:values-cell-range-address="'tolerance_1e-08_results'.E7:'tolerance_1e-08_results'.G7" chart:label-cell-address="'tolerance_1e-08_results'.A7:'tolerance_1e-08_results'.A7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</text:p>
                <draw:g>
                  <svg:desc>'tolerance_1e-08_results'.E3:'tolerance_1e-08_results'.G3</svg:desc>
                </draw:g>
              </table:table-cell>
              <table:table-cell office:value-type="string">
                <text:p>COLLINEAR</text:p>
              </table:table-cell>
              <table:table-cell office:value-type="string">
                <text:p>RIGHT</text:p>
              </table:table-cell>
            </table:table-row>
          </table:table-header-rows>
          <table:table-rows>
            <table:table-row>
              <table:table-cell office:value-type="string">
                <text:p>macierz 3x3 własny wyznacznik</text:p>
                <draw:g>
                  <svg:desc>'tolerance_1e-08_results'.A4:'tolerance_1e-08_results'.A4</svg:desc>
                </draw:g>
              </table:table-cell>
              <table:table-cell office:value-type="float" office:value="50013">
                <text:p>50013</text:p>
                <draw:g>
                  <svg:desc>'tolerance_1e-08_results'.E4:'tolerance_1e-08_results'.G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9987">
                <text:p>49987</text:p>
              </table:table-cell>
            </table:table-row>
            <table:table-row>
              <table:table-cell office:value-type="string">
                <text:p>macierz 2x2 własny wyznacznik</text:p>
                <draw:g>
                  <svg:desc>'tolerance_1e-08_results'.A5:'tolerance_1e-08_results'.A5</svg:desc>
                </draw:g>
              </table:table-cell>
              <table:table-cell office:value-type="float" office:value="50010">
                <text:p>50010</text:p>
                <draw:g>
                  <svg:desc>'tolerance_1e-08_results'.E5:'tolerance_1e-08_results'.G5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49982">
                <text:p>49982</text:p>
              </table:table-cell>
            </table:table-row>
            <table:table-row>
              <table:table-cell office:value-type="string">
                <text:p>macierz 3x3 wyznacznik numpy</text:p>
                <draw:g>
                  <svg:desc>'tolerance_1e-08_results'.A6:'tolerance_1e-08_results'.A6</svg:desc>
                </draw:g>
              </table:table-cell>
              <table:table-cell office:value-type="float" office:value="50013">
                <text:p>50013</text:p>
                <draw:g>
                  <svg:desc>'tolerance_1e-08_results'.E6:'tolerance_1e-08_results'.G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9987">
                <text:p>49987</text:p>
              </table:table-cell>
            </table:table-row>
            <table:table-row>
              <table:table-cell office:value-type="string">
                <text:p>macierz 2x2 wyznacznik numpy</text:p>
                <draw:g>
                  <svg:desc>'tolerance_1e-08_results'.A7:'tolerance_1e-08_results'.A7</svg:desc>
                </draw:g>
              </table:table-cell>
              <table:table-cell office:value-type="float" office:value="50010">
                <text:p>50010</text:p>
                <draw:g>
                  <svg:desc>'tolerance_1e-08_results'.E7:'tolerance_1e-08_results'.G7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49981">
                <text:p>499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85cm" svg:y="0.316cm" chart:style-name="ch2">
          <text:p>dataset 1a</text:p>
        </chart:title>
        <chart:legend chart:legend-position="end" svg:x="11.461cm" svg:y="2.66cm" style:legend-expansion="high" chart:style-name="ch3"/>
        <chart:plot-area chart:style-name="ch4" table:cell-range-address="'tolerance_1e-08_results'.B3:'tolerance_1e-08_results'.D7 'tolerance_1e-08_results'.A4:'tolerance_1e-08_results'.A7" chart:data-source-has-labels="both" svg:x="1.331cm" svg:y="1.275cm" svg:width="9.81cm" svg:height="6.564cm">
          <chart:coordinate-region svg:x="2.508cm" svg:y="1.474cm" svg:width="8.633cm" svg:height="5.718cm"/>
          <chart:axis chart:dimension="x" chart:name="primary-x" chart:style-name="ch5" chartooo:axis-type="auto">
            <chartooo:date-scale/>
            <chart:title svg:x="5.319cm" svg:y="8.019cm" chart:style-name="ch6">
              <text:p>Klasyfikacja</text:p>
            </chart:title>
            <chart:categories table:cell-range-address="'tolerance_1e-08_results'.B3:'tolerance_1e-08_results'.D3"/>
          </chart:axis>
          <chart:axis chart:dimension="y" chart:name="primary-y" chart:style-name="ch7">
            <chart:title svg:x="0.451cm" svg:y="5.686cm" chart:style-name="ch8">
              <text:p>liczba punktów</text:p>
            </chart:title>
            <chart:grid chart:style-name="ch9" chart:class="major"/>
          </chart:axis>
          <chart:series chart:style-name="ch10" chart:values-cell-range-address="'tolerance_1e-08_results'.B4:'tolerance_1e-08_results'.D4" chart:label-cell-address="'tolerance_1e-08_results'.A4:'tolerance_1e-08_results'.A4" chart:class="chart:bar">
            <chart:data-point chart:repeated="3"/>
          </chart:series>
          <chart:series chart:style-name="ch11" chart:values-cell-range-address="'tolerance_1e-08_results'.B5:'tolerance_1e-08_results'.D5" chart:label-cell-address="'tolerance_1e-08_results'.A5:'tolerance_1e-08_results'.A5" chart:class="chart:bar">
            <chart:data-point chart:repeated="3"/>
          </chart:series>
          <chart:series chart:style-name="ch12" chart:values-cell-range-address="'tolerance_1e-08_results'.B6:'tolerance_1e-08_results'.D6" chart:label-cell-address="'tolerance_1e-08_results'.A6:'tolerance_1e-08_results'.A6" chart:class="chart:bar">
            <chart:data-point chart:repeated="3"/>
          </chart:series>
          <chart:series chart:style-name="ch13" chart:values-cell-range-address="'tolerance_1e-08_results'.B7:'tolerance_1e-08_results'.D7" chart:label-cell-address="'tolerance_1e-08_results'.A7:'tolerance_1e-08_results'.A7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</text:p>
                <draw:g>
                  <svg:desc>'tolerance_1e-08_results'.B3:'tolerance_1e-08_results'.D3</svg:desc>
                </draw:g>
              </table:table-cell>
              <table:table-cell office:value-type="string">
                <text:p>COLLINEAR</text:p>
              </table:table-cell>
              <table:table-cell office:value-type="string">
                <text:p>RIGHT</text:p>
              </table:table-cell>
            </table:table-row>
          </table:table-header-rows>
          <table:table-rows>
            <table:table-row>
              <table:table-cell office:value-type="string">
                <text:p>macierz 3x3 własny wyznacznik</text:p>
                <draw:g>
                  <svg:desc>'tolerance_1e-08_results'.A4:'tolerance_1e-08_results'.A4</svg:desc>
                </draw:g>
              </table:table-cell>
              <table:table-cell office:value-type="float" office:value="49767">
                <text:p>49767</text:p>
                <draw:g>
                  <svg:desc>'tolerance_1e-08_results'.B4:'tolerance_1e-08_results'.D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50233">
                <text:p>50233</text:p>
              </table:table-cell>
            </table:table-row>
            <table:table-row>
              <table:table-cell office:value-type="string">
                <text:p>macierz 2x2 własny wyznacznik</text:p>
                <draw:g>
                  <svg:desc>'tolerance_1e-08_results'.A5:'tolerance_1e-08_results'.A5</svg:desc>
                </draw:g>
              </table:table-cell>
              <table:table-cell office:value-type="float" office:value="49767">
                <text:p>49767</text:p>
                <draw:g>
                  <svg:desc>'tolerance_1e-08_results'.B5:'tolerance_1e-08_results'.D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50233">
                <text:p>50233</text:p>
              </table:table-cell>
            </table:table-row>
            <table:table-row>
              <table:table-cell office:value-type="string">
                <text:p>macierz 3x3 wyznacznik numpy</text:p>
                <draw:g>
                  <svg:desc>'tolerance_1e-08_results'.A6:'tolerance_1e-08_results'.A6</svg:desc>
                </draw:g>
              </table:table-cell>
              <table:table-cell office:value-type="float" office:value="49767">
                <text:p>49767</text:p>
                <draw:g>
                  <svg:desc>'tolerance_1e-08_results'.B6:'tolerance_1e-08_results'.D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50233">
                <text:p>50233</text:p>
              </table:table-cell>
            </table:table-row>
            <table:table-row>
              <table:table-cell office:value-type="string">
                <text:p>macierz 2x2 wyznacznik numpy</text:p>
                <draw:g>
                  <svg:desc>'tolerance_1e-08_results'.A7:'tolerance_1e-08_results'.A7</svg:desc>
                </draw:g>
              </table:table-cell>
              <table:table-cell office:value-type="float" office:value="49767">
                <text:p>49767</text:p>
                <draw:g>
                  <svg:desc>'tolerance_1e-08_results'.B7:'tolerance_1e-08_results'.D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50233">
                <text:p>502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85cm" svg:y="0.316cm" chart:style-name="ch2">
          <text:p>dataset 1c</text:p>
        </chart:title>
        <chart:legend chart:legend-position="end" svg:x="11.461cm" svg:y="2.66cm" style:legend-expansion="high" chart:style-name="ch3"/>
        <chart:plot-area chart:style-name="ch4" table:cell-range-address="'tolerance_1e-08_results'.H3:'tolerance_1e-08_results'.J7 'tolerance_1e-08_results'.A4:'tolerance_1e-08_results'.A7" chart:data-source-has-labels="both" svg:x="1.331cm" svg:y="1.275cm" svg:width="9.81cm" svg:height="6.564cm">
          <chart:coordinate-region svg:x="2.138cm" svg:y="1.474cm" svg:width="9.003cm" svg:height="5.718cm"/>
          <chart:axis chart:dimension="x" chart:name="primary-x" chart:style-name="ch5" chartooo:axis-type="auto">
            <chartooo:date-scale/>
            <chart:title svg:x="5.319cm" svg:y="8.019cm" chart:style-name="ch6">
              <text:p>Klasyfikacja</text:p>
            </chart:title>
            <chart:categories table:cell-range-address="'tolerance_1e-08_results'.H3:'tolerance_1e-08_results'.J3"/>
          </chart:axis>
          <chart:axis chart:dimension="y" chart:name="primary-y" chart:style-name="ch7">
            <chart:title svg:x="0.451cm" svg:y="5.686cm" chart:style-name="ch8">
              <text:p>liczba punktów</text:p>
            </chart:title>
            <chart:grid chart:style-name="ch9" chart:class="major"/>
          </chart:axis>
          <chart:series chart:style-name="ch10" chart:values-cell-range-address="'tolerance_1e-08_results'.H4:'tolerance_1e-08_results'.J4" chart:label-cell-address="'tolerance_1e-08_results'.A4:'tolerance_1e-08_results'.A4" chart:class="chart:bar">
            <chart:data-point chart:repeated="3"/>
          </chart:series>
          <chart:series chart:style-name="ch11" chart:values-cell-range-address="'tolerance_1e-08_results'.H5:'tolerance_1e-08_results'.J5" chart:label-cell-address="'tolerance_1e-08_results'.A5:'tolerance_1e-08_results'.A5" chart:class="chart:bar">
            <chart:data-point chart:repeated="3"/>
          </chart:series>
          <chart:series chart:style-name="ch12" chart:values-cell-range-address="'tolerance_1e-08_results'.H6:'tolerance_1e-08_results'.J6" chart:label-cell-address="'tolerance_1e-08_results'.A6:'tolerance_1e-08_results'.A6" chart:class="chart:bar">
            <chart:data-point chart:repeated="3"/>
          </chart:series>
          <chart:series chart:style-name="ch13" chart:values-cell-range-address="'tolerance_1e-08_results'.H7:'tolerance_1e-08_results'.J7" chart:label-cell-address="'tolerance_1e-08_results'.A7:'tolerance_1e-08_results'.A7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</text:p>
                <draw:g>
                  <svg:desc>'tolerance_1e-08_results'.H3:'tolerance_1e-08_results'.J3</svg:desc>
                </draw:g>
              </table:table-cell>
              <table:table-cell office:value-type="string">
                <text:p>COLLINEAR</text:p>
              </table:table-cell>
              <table:table-cell office:value-type="string">
                <text:p>RIGHT</text:p>
              </table:table-cell>
            </table:table-row>
          </table:table-header-rows>
          <table:table-rows>
            <table:table-row>
              <table:table-cell office:value-type="string">
                <text:p>macierz 3x3 własny wyznacznik</text:p>
                <draw:g>
                  <svg:desc>'tolerance_1e-08_results'.A4:'tolerance_1e-08_results'.A4</svg:desc>
                </draw:g>
              </table:table-cell>
              <table:table-cell office:value-type="float" office:value="510">
                <text:p>510</text:p>
                <draw:g>
                  <svg:desc>'tolerance_1e-08_results'.H4:'tolerance_1e-08_results'.J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macierz 2x2 własny wyznacznik</text:p>
                <draw:g>
                  <svg:desc>'tolerance_1e-08_results'.A5:'tolerance_1e-08_results'.A5</svg:desc>
                </draw:g>
              </table:table-cell>
              <table:table-cell office:value-type="float" office:value="510">
                <text:p>510</text:p>
                <draw:g>
                  <svg:desc>'tolerance_1e-08_results'.H5:'tolerance_1e-08_results'.J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macierz 3x3 wyznacznik numpy</text:p>
                <draw:g>
                  <svg:desc>'tolerance_1e-08_results'.A6:'tolerance_1e-08_results'.A6</svg:desc>
                </draw:g>
              </table:table-cell>
              <table:table-cell office:value-type="float" office:value="510">
                <text:p>510</text:p>
                <draw:g>
                  <svg:desc>'tolerance_1e-08_results'.H6:'tolerance_1e-08_results'.J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macierz 2x2 wyznacznik numpy</text:p>
                <draw:g>
                  <svg:desc>'tolerance_1e-08_results'.A7:'tolerance_1e-08_results'.A7</svg:desc>
                </draw:g>
              </table:table-cell>
              <table:table-cell office:value-type="float" office:value="510">
                <text:p>510</text:p>
                <draw:g>
                  <svg:desc>'tolerance_1e-08_results'.H7:'tolerance_1e-08_results'.J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90">
                <text:p>49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